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2F5A15DE132F18F9A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7.873cm" draw:z-index="0"><draw:image xlink:href="Pictures/10000001000002D0000002F5A15DE132F18F9A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0:58:41.210148516</meta:creation-date>
    <dc:date>2023-10-22T10:59:10.263989762</dc:date>
    <meta:editing-duration>PT2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